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9528in"/>
    </style:style>
    <style:style style:name="co5" style:family="table-column">
      <style:table-column-properties fo:break-before="auto" style:column-width="0.1189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0.6547in"/>
    </style:style>
    <style:style style:name="co8" style:family="table-column">
      <style:table-column-properties fo:break-before="auto" style:column-width="0.1902in"/>
    </style:style>
    <style:style style:name="co9" style:family="table-column">
      <style:table-column-properties fo:break-before="auto" style:column-width="0.1425in"/>
    </style:style>
    <style:style style:name="co10" style:family="table-column">
      <style:table-column-properties fo:break-before="auto" style:column-width="0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one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insert into zone values (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 calcext:value-type="string">
            <text:p><text:a xlink:href="https://w.atwiki.jp/inazuma11-3/pages/47.html#id_abbd5c66" xlink:type="simple">北東京 [#ne1f446b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cfe13d7e" xlink:type="simple">住宅街 [#od6cae6a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7aeaad99" xlink:type="simple">商店街 [#pc76e0ec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d1695927" xlink:type="simple">雷門中 [#y8f80c56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95f8b23b" xlink:type="simple">河川敷 [#wd07c5f8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2665d111" xlink:type="simple">鉄塔 [#ac59a881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e2fd6896" xlink:type="simple">病院 [#ib092840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c2df22cf" xlink:type="simple">駅前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4e9340cc" xlink:type="simple">傘美野中 [#ceb5efa1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83fd35fa" xlink:type="simple">帝国学園 [#pdda9a47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69157e39" xlink:type="simple">南東京 [#c600e9b0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3dec37eb" xlink:type="simple">東京大江戸国際空港 [#p5cc473e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592c3bef" xlink:type="simple">サッカー協会 [#pb1c4803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465c5be1" xlink:type="simple">フロンティアスタジアム [#g812cf81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5f1819d2" xlink:type="simple">虎ノ屋 [#l9636e93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7fce8c59" xlink:type="simple">北海道 [#m73c3815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b8643f2a" xlink:type="simple">市街地 [#me227963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9d9606fb" xlink:type="simple">大雪原 [#eb01f450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9d7ea761" xlink:type="simple">白恋中 [#e02fbe69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d419637a" xlink:type="simple">奈良 [#r84886ee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2f68a5d9" xlink:type="simple">奈良市街地 [#r94b795b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fcfd070e" xlink:type="simple">シカ公園市街北側 [#s66089fd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cbf627fb" xlink:type="simple">シカ公園巨シカ像側 [#x98d54da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5d659e03" xlink:type="simple">大阪 [#f41faa19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36fc41b1" xlink:type="simple">市街地 [#y6feff5f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3e8f78b7" xlink:type="simple">ナニワランド [#z814c045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92dd8d44" xlink:type="simple">京都 [#lc1aee87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e490847d" xlink:type="simple">京都市街地 [#fcbef632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eda13b0f" xlink:type="simple">漫遊寺中 [#l5821b2c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12b40b22" xlink:type="simple">愛媛 [#o7a17f6b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afd58074" xlink:type="simple">埠頭 [#c3af4efc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50660df8" xlink:type="simple">愛媛市街地 [#vae34cc0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3d8d9077" xlink:type="simple">福岡 [#fbf90cd4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b517823f" xlink:type="simple">福岡市街地 [#f29156d8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52b157df" xlink:type="simple">陽花戸中 [#s05f6bc7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afbf2f19" xlink:type="simple">沖縄 [#wfa18289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6b7d20d2" xlink:type="simple">沖縄市街地 [#n614ab12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43de5a4e" xlink:type="simple">大海原中 [#na817631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34684725" xlink:type="simple">エントランス [#kef61c4b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cc6c98db" xlink:type="simple">ライオコット空港 [#p4942483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99cdd17a" xlink:type="simple">セントラルパーク [#o322bc3b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da75b0b8" xlink:type="simple">タイタニックスタジアム [#xf2035ea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06f74f42" xlink:type="simple">ライオコット港 [#j8114d7a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6ed70c39" xlink:type="simple">病院 [#v12ee9ae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78eac4e2" xlink:type="simple">ジャパンエリア [#b9d0205b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736c9a74" xlink:type="simple">店舗通り [#hf41ae24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e7b6803f" xlink:type="simple">宿舎前 [#o983ff3b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e877c056" xlink:type="simple">イギリスエリア [#cfcea673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2d1c28ca" xlink:type="simple">噴水通り [#t7965cd2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972fe47e" xlink:type="simple">空き地前 [#gd023eaa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d97c0d92" xlink:type="simple">ウミヘビ島 [#c622a793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f2af4a7a" xlink:type="simple">ウミヘビ港 [#sc7da532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a6ecebc7" xlink:type="simple">スタジアムへの道 [#v41cf18f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30c272ae" xlink:type="simple">ウミヘビスタジアム [#b4c16cd1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600a3813" xlink:type="simple">アルゼンチンエリア [#pda19b8c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a2384f6d" xlink:type="simple">メインストリート [#lfdb1d89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ca85c84f" xlink:type="simple">銅像広場 [#j3ee22fc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bee63755" xlink:type="simple">Y字路前 [#ge935efc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f1923abc" xlink:type="simple">ヤマネコ島 [#s98111f6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4fcaa85f" xlink:type="simple">ヤマネコ港 [#wb4802fd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7a57a0b4" xlink:type="simple">スタジアムへの道 [#b6a708ff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3e2ed310" xlink:type="simple">ヤマネコスタジアム [#rb8cec21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41aae827" xlink:type="simple">アメリカエリア [#h31db278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1816f1bc" xlink:type="simple">入り口前 [#qc236783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ea594695" xlink:type="simple">スクラップ広場 [#q0033d77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a5c1b01c" xlink:type="simple">駅前広場 [#y8211d00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2843543c" xlink:type="simple">クジャク島 [#l131e7ab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ef4cf15c" xlink:type="simple">クジャク港 [#s157be79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1991577f" xlink:type="simple">スタジアムへの道 [#ed854343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06a644f6" xlink:type="simple">イタリアエリア [#jdcff47c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dded6534" xlink:type="simple">イタリア街 [#rb47b34c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b6e93a10" xlink:type="simple">コンドル島 [#u42f272d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207d8ee9" xlink:type="simple">コンドル港 [#a57ddf3f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a159e145" xlink:type="simple">コンドルスタジアム前 [#pb526724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f45cf54a" xlink:type="simple">ブラジルエリア [#q1ccb43f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b79ecb8d" xlink:type="simple">下道 [#fe13a402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511ca8e4" xlink:type="simple">メインストリート [#tbfb7e48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7e115e83" xlink:type="simple">路地裏 [#r502e61a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31c9a8c3" xlink:type="simple">ガルシルド邸 [#qdd9e42e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6a54d870" xlink:type="simple">ガルシルド邸廊下 [#m7e1d5d1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2c2135e0" xlink:type="simple">ウミガメ島 [#ee088313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8863ac35" xlink:type="simple">ウミガメ港 [#gf794fcd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b4526939" xlink:type="simple">スタジアムへの道 [#m90084ef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06061375" xlink:type="simple">ウミガメスタジアム前 [#u963afc7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610b73bc" xlink:type="simple">コトアールエリア [#e4e9a551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deaa007b" xlink:type="simple">入り口前 [#l7ddae54]</text:a></text:p>
          </table:table-cell>
        </table:table-row>
        <table:table-row table:style-name="ro1">
          <table:table-cell office:value-type="string" calcext:value-type="string">
            <text:p><text:a xlink:href="https://w.atwiki.jp/inazuma11-3/pages/47.html#id_c1896d60" xlink:type="simple">広場前 [#adac614c]</text:a></text:p>
          </table:table-cell>
        </table:table-row>
      </table:table>
      <table:table table:name="zone_typ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ert into zone_type <text:s/>(</text:p>
          </table:table-cell>
          <table:table-cell office:value-type="string" calcext:value-type="string">
            <text:p>zone_type_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zone_type_name</text:p>
          </table:table-cell>
          <table:table-cell office:value-type="string" calcext:value-type="string">
            <text:p>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outer zon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zone_type <text:s/>(</text:p>
          </table:table-cell>
          <table:table-cell office:value-type="string" calcext:value-type="string">
            <text:p>zone_type_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zone_type_name</text:p>
          </table:table-cell>
          <table:table-cell office:value-type="string" calcext:value-type="string">
            <text:p>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inner zon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zone_type <text:s/>(</text:p>
          </table:table-cell>
          <table:table-cell office:value-type="string" calcext:value-type="string">
            <text:p>zone_type_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zone_type_name</text:p>
          </table:table-cell>
          <table:table-cell office:value-type="string" calcext:value-type="string">
            <text:p>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zone level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zone_type <text:s/>(</text:p>
          </table:table-cell>
          <table:table-cell office:value-type="string" calcext:value-type="string">
            <text:p>zone_type_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zone_type_name</text:p>
          </table:table-cell>
          <table:table-cell office:value-type="string" calcext:value-type="string">
            <text:p>)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uilding'</text:p>
          </table:table-cell>
          <table:table-cell office:value-type="string" calcext:value-type="string">
            <text:p>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7:55:52.339870481</meta:creation-date>
    <dc:date>2023-12-04T18:03:47.616483283</dc:date>
    <meta:editing-duration>PT24M19S</meta:editing-duration>
    <meta:editing-cycles>3</meta:editing-cycles>
    <meta:generator>LibreOffice/7.3.7.2$Linux_X86_64 LibreOffice_project/30$Build-2</meta:generator>
    <meta:document-statistic meta:table-count="2" meta:cell-count="124" meta:object-count="0"/>
  </office:meta>
</office:document-meta>
</file>